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4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64cm" fo:margin-right="0cm" fo:text-indent="-0.6cm"/>
    </style:style>
    <style:style style:name="P5" style:family="paragraph">
      <style:paragraph-properties text:enable-numbering="false" fo:margin-left="0cm" fo:margin-right="0cm" fo:text-indent="0cm"/>
    </style:style>
    <style:style style:name="P6" style:family="paragraph">
      <style:paragraph-properties text:enable-numbering="false" fo:margin-left="0.64cm" fo:margin-right="0cm" fo:text-indent="-0.6cm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CDT 7.0 Helios Release Review</text:p>
          </draw:text-box>
        </draw:frame>
        <draw:frame presentation:style-name="pr2" draw:text-style-name="P1" draw:layer="layout" svg:width="22.859cm" svg:height="4.503cm" svg:x="1.27cm" svg:y="12.613cm" presentation:class="subtitle" presentation:user-transformed="true">
          <draw:text-box>
            <text:p text:style-name="P1">Planned Review Date: June 11, 2010</text:p>
            <text:p text:style-name="P1">Communication Channel: cdt-dev</text:p>
            <text:p text:style-name="P1">Doug Schaefer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Introduction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CDT (C/C++ Development Tools) project builds a platform that supports edit, build, and debug of C and/or C++ applications.</text:p>
              </text:list-item>
              <text:list-item>
                <text:p text:style-name="P1">Exemplary support is provided for the GNU toolchain which supports Windows (via external Wascana project), Linux, and Mac development out of the box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DSF/GDB debug interface reached sufficient parity with existing CDI/GDB interface to warrant switch in default launch configuration type.</text:p>
              </text:list-item>
              <text:list-item>
                <text:p text:style-name="P1">New Eclipse C/C++ Debugger (EDC) introduced as optional component provides direct debugger interface to OS APIs for Windows and Linux and communication back to CDT using the Target Communication Framework (TCF).</text:p>
              </text:list-item>
              <text:list-item>
                <text:p text:style-name="P1">New Codan static analysis framework as optional component to provide semantic error reports ahead of compile tim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Non-Code Aspect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Documentation getting a good work over thanks to our new tech writer committer.</text:p>
              </text:list-item>
              <text:list-item>
                <text:p text:style-name="P1">Nothing else has changed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 presentation:user-transformed="true">
          <draw:text-box>
            <text:p text:style-name="P1">API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I can certify that the CDT APIs are not Eclipse Quality.</text:p>
              </text:list-item>
              <text:list-item>
                <text:p text:style-name="P1">We continue to use API tooling to ensure they are managed.</text:p>
              </text:list-item>
              <text:list-item>
                <text:p text:style-name="P1">There are some minor changes in CDT 7.0.</text:p>
              </text:list-item>
              <text:list-item>
                <text:p text:style-name="P1">The hope is that we can reach this goal by CDT 8.0 Indigo, but that depends on the willingness and investment from the community to achieve thi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Architectural Issues</text:p>
          </draw:text-box>
        </draw:frame>
        <draw:frame presentation:style-name="pr8" draw:text-style-name="P1" draw:layer="layout" svg:width="24.13cm" svg:height="14.103cm" svg:x="0.635cm" svg:y="3.175cm" presentation:class="outline">
          <draw:text-box>
            <text:list text:style-name="L3">
              <text:list-item>
                <text:p text:style-name="P1">The debugger interfaces continue to improve in architectural quality. DSF is well exercised thanks to GDB and EDC integrations.</text:p>
              </text:list-item>
              <text:list-item>
                <text:p text:style-name="P1">Core architecture quality is good, but there may be challenges adding new languages and parsing technologies (e.g. Objective-C using ANTLR).</text:p>
              </text:list-item>
              <text:list-item>
                <text:p text:style-name="P1">CDT Project Description Model continues to really struggle. Scanner Discovery integration with the model is broken right now and may not get fixed by release tim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Tool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Simple edit/compile/debug cycle has good usability.</text:p>
              </text:list-item>
              <text:list-item>
                <text:p text:style-name="P1">New Project Wizard could still use a clean up to re-arrange toolchain/project type selection order.</text:p>
              </text:list-item>
              <text:list-item>
                <text:p text:style-name="P1">Project properties have improved but there is still the strange duality between General and Build properties.</text:p>
              </text:list-item>
              <text:list-item>
                <text:p text:style-name="P1">With multiple launch config types fighting for C/C++ Local application launches, it will be difficult for users to do anything but the default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End-of-Lif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Nothing is end-of-lifed.</text:p>
              </text:list-item>
              <text:list-item>
                <text:p text:style-name="P1">While CDI/GDB is no longer the default, it is still supported by a few contributor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Bugzilla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Current open bug count (May 28): 1204</text:p>
                <text:list>
                  <text:list-item>
                    <text:p>Very close to traditional number at this time of year</text:p>
                  </text:list-item>
                </text:list>
              </text:list-item>
              <text:list-item>
                <text:p>1570 bugs created over last year</text:p>
                <text:list>
                  <text:list-item>
                    <text:p>Which means close to that many close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Standard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CDT continues to support C and C++ language standards as well as the language variants supported by the GNU compiler.</text:p>
              </text:list-item>
              <text:list-item>
                <text:p text:style-name="P1">Support for C++0x is progressing well matching support provided by gcc 4.3+.</text:p>
              </text:list-item>
              <text:list-item>
                <text:p text:style-name="P1">CDT continues to support the defacto MI (Machine Interface) protocol for connecting to gdb complaint debuggers.</text:p>
                <text:list>
                  <text:list-item>
                    <text:p>EDC adds support for gdb serial (gdbserver) and Windows debug APIs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UI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IBM committers continue to invest in section 508 compliance and internationalization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Schedul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CDT has been following the Helios schedule as planned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Communitie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Great presence at EclipseCon 2010 this year.</text:p>
              </text:list-item>
              <text:list-item>
                <text:p text:style-name="P1">Newsgroup and cdt-dev mailing list remain very active.</text:p>
              </text:list-item>
              <text:list-item>
                <text:p text:style-name="P1">Future of community growth will be in improving usability of CDT for host development of the big three platforms used by the community: Windows (through the external Wascana project), Linux, and Mac, as well as open mobile platforms like Android (through the Eclipse Sequoyah project).</text:p>
                <text:list>
                  <text:list-item>
                    <text:p>Adding Objective-C support to our wish list to support Mac and iPhone developmen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IP Log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project leadership verifies that the Eclipse IP policies and procedures have been followed.</text:p>
              </text:list-item>
              <text:list-item>
                <text:p text:style-name="P1">The frozen IP log for 7.0 Helios is here:</text:p>
                <text:list>
                  <text:list-item>
                    <text:p>http://www.eclipse.org/cdt/releases/cdt7.0/cdt7_project_log.html</text:p>
                  </text:list-item>
                </text:list>
              </text:list-item>
              <text:list-item>
                <text:p>The live IP log is here:</text:p>
                <text:list>
                  <text:list-item>
                    <text:p>http://www.eclipse.org/projects/ip_log.php?projectid=tools.cd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>
          <draw:text-box>
            <text:p text:style-name="P1">IP Issue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EMO explicitly asks during the Release Review if any Member would like to assert that this release infringes their IP rights. </text:p>
              </text:list-item>
              <text:list-item>
                <text:p text:style-name="P1">If so, the EMO and the project will follow the Eclipse IP Policy in discussions with that Member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Notes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at is all :)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Credits and Kudos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anks to the 24 CDT committers who pour their heart and soul into making the CDT an industry leading C/C++ IDE.</text:p>
              </text:list-item>
              <text:list-item>
                <text:p text:style-name="P1">Thanks to the CDT vendor community for adopting the CDT and providing it with much needed investment.</text:p>
              </text:list-item>
              <text:list-item>
                <text:p text:style-name="P1">Thanks to the many contributors who help us make the CDT work well for them and the community.</text:p>
              </text:list-item>
              <text:list-item>
                <text:p text:style-name="P1">Thanks to the CDT user community who produced an astounding 600,000 downloads of CDT 6.0.x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25.4cm" svg:height="0.786cm" svg:x="0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RCP Applications</dc:title>
    <meta:initial-creator>Ian Skerrett</meta:initial-creator>
    <meta:creation-date>2005-05-03T09:22:04</meta:creation-date>
    <dc:creator>Doug Schaefer</dc:creator>
    <dc:date>2010-05-28T17:59:56</dc:date>
    <meta:print-date>2007-10-05T02:50:50</meta:print-date>
    <meta:editing-cycles>452</meta:editing-cycles>
    <meta:editing-duration>PT48H26M01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